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WW8Num1"/>
    <style:style style:name="P3" style:family="paragraph" style:parent-style-name="Standard" style:list-style-name="WW8Num2"/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Voor de serverapplicatie</text:p>
      <text:p text:style-name="Standard"/>
      <text:p text:style-name="Standard">Taal</text:p>
      <text:list xml:id="list910363842" text:style-name="WW8Num1">
        <text:list-item>
          <text:p text:style-name="P2">C++</text:p>
          <text:list>
            <text:list-item>
              <text:p text:style-name="P2">goeie libraries voor internet communicatie</text:p>
            </text:list-item>
            <text:list-item>
              <text:p text:style-name="P2">mbv OOP overzichtelijke implementatie van verschillende soorten berichten</text:p>
            </text:list-item>
            <text:list-item>
              <text:p text:style-name="P2">standaard beveiliging (Buf overflow etc) al ingebouwd</text:p>
            </text:list-item>
            <text:list-item>
              <text:p text:style-name="P2">langzamer</text:p>
            </text:list-item>
          </text:list>
        </text:list-item>
      </text:list>
      <text:p text:style-name="Standard"/>
      <text:list xml:id="list1469467532" text:continue-numbering="true" text:style-name="WW8Num1">
        <text:list-item>
          <text:p text:style-name="P2">C</text:p>
          <text:list>
            <text:list-item>
              <text:p text:style-name="P2">Meer controle over de communicatie</text:p>
            </text:list-item>
            <text:list-item>
              <text:p text:style-name="P2">Implementatie berichten kan niet mbv OOP</text:p>
            </text:list-item>
            <text:list-item>
              <text:p text:style-name="P2">sneller</text:p>
            </text:list-item>
            <text:list-item>
              <text:p text:style-name="P2">beveiliging moet zelf bedacht worden</text:p>
            </text:list-item>
          </text:list>
        </text:list-item>
      </text:list>
      <text:p text:style-name="Standard"/>
      <text:p text:style-name="Standard">Wij hebben gekozen voor C++</text:p>
      <text:p text:style-name="Standard"/>
      <text:p text:style-name="Standard">Omdat OO oriented programming hier het een stuk makkelijker maakt en het mogelijk is om C functie's te gebruiken in C++ maar niet omgekeerd.</text:p>
      <text:p text:style-name="Standard"/>
      <text:p text:style-name="Standard"/>
      <text:p text:style-name="Standard"><draw:frame draw:style-name="fr1" draw:name="Object1" text:anchor-type="paragraph" svg:width="21.001cm" svg:height="11.827cm" draw:z-index="0"><draw:object xlink:href="../Flowchart.odg" xlink:type="simple" xlink:show="embed" xlink:actuate="onLoad"/><draw:image xlink:href="./ObjectReplacements/Object 1" xlink:type="simple" xlink:show="embed" xlink:actuate="onLoad"/></draw:frame></text:p>
      <text:p text:style-name="Standard"/>
      <text:list xml:id="list1531859053" text:style-name="WW8Num2">
        <text:list-item>
          <text:p text:style-name="P3">Revision Control</text:p>
          <text:list>
            <text:list-item>
              <text:p text:style-name="P3">Git (mijn voorkeur)</text:p>
            </text:list-item>
            <text:list-item>
              <text:p text:style-name="P3">Google code</text:p>
            </text:list-item>
            <text:list-item>
              <text:p text:style-name="P3">cvs (of csv ofzo)</text:p>
            </text:list-item>
          </text:list>
        </text:list-item>
      </text:list>
      <text:p text:style-name="Standard"><text:soft-page-break/></text:p>
      <text:list xml:id="list1213000339" text:continue-numbering="true" text:style-name="WW8Num2">
        <text:list-item>
          <text:p text:style-name="P3">UDP Pitfalls</text:p>
          <text:list>
            <text:list-item>
              <text:p text:style-name="P3">message sending might fail</text:p>
            </text:list-item>
            <text:list-item>
              <text:p text:style-name="P3">no way to know if 'connected' host is still up</text:p>
            </text:list-item>
          </text:list>
        </text:list-item>
        <text:list-item>
          <text:p text:style-name="P3">UDP Solutions</text:p>
          <text:list>
            <text:list-item>
              <text:p text:style-name="P3">send all information each x seconds (use seperate thread)</text:p>
            </text:list-item>
            <text:list-item>
              <text:p text:style-name="P3">check all hosts each x seconds (use seperate thread)</text:p>
            </text:list-item>
          </text:list>
        </text:list-item>
      </text:list>
      <text:p text:style-name="Standard"/>
      <text:list xml:id="list384188904" text:continue-numbering="true" text:style-name="WW8Num2">
        <text:list-item>
          <text:p text:style-name="P3">Database Pitfalls</text:p>
          <text:list>
            <text:list-item>
              <text:p text:style-name="P3">It is possible to simultaneously register the same name on 2 different DCS's</text:p>
            </text:list-item>
            <text:list-item>
              <text:p text:style-name="P3">Assuming each DCS assumes his DHT correct this wil create 2 tree's</text:p>
            </text:list-item>
            <text:list-item>
              <text:p text:style-name="P3">Assuming each DCS assumes his DHT correct this wil solve itself if one client signs off and the client list is resend every x seconds.</text:p>
            </text:list-item>
          </text:list>
        </text:list-item>
      </text:list>
      <text:p text:style-name="Standard"/>
      <text:list xml:id="list866558856" text:continue-numbering="true" text:style-name="WW8Num2">
        <text:list-item>
          <text:p text:style-name="P3">Message Class (wat te doen als ontvangen)</text:p>
          <text:p text:style-name="P3">(Update altijd de database)</text:p>
          <text:list>
            <text:list-item>
              <text:p text:style-name="P3">100 Registreer client</text:p>
              <text:list>
                <text:list-item>
                  <text:p text:style-name="P3">Check database</text:p>
                </text:list-item>
                <text:list-item>
                  <text:p text:style-name="P3">500 Registratie Gelukt / 510 Registratie Mislukt</text:p>
                </text:list-item>
                <text:list-item>
                  <text:p text:style-name="P3">110 Namenlijst</text:p>
                </text:list-item>
              </text:list>
            </text:list-item>
            <text:list-item>
              <text:p text:style-name="P3">110 </text:p>
              <text:list>
                <text:list-item>
                  <text:p text:style-name="P3">Blablabla</text:p>
                </text:list-item>
              </text:list>
            </text:list-item>
          </text:list>
        </text:list-item>
      </text:list>
      <text:p text:style-name="Standard"/>
      <text:p text:style-name="Standard">taakverdeling</text:p>
      <text:p text:style-name="Standard"/>
      <text:p text:style-name="Standard">Tim: Database/routing table</text:p>
      <text:p text:style-name="Standard">Simone: Message system</text:p>
      <text:p text:style-name="Standard">Victor: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Wingdings 2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Wingdings 2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zizi</meta:initial-creator>
    <meta:creation-date>2012-04-03T12:16:45</meta:creation-date>
    <meta:editing-duration>P23DT22H43M9S</meta:editing-duration>
    <dc:date>2012-04-12T13:29:38</dc:date>
    <dc:creator>Tim </dc:creator>
    <meta:generator>LibreOffice/3.4$Unix LibreOffice_project/340m1$Build-402</meta:generator>
    <meta:editing-cycles>4</meta:editing-cycles>
    <meta:document-statistic meta:table-count="0" meta:image-count="0" meta:object-count="1" meta:page-count="2" meta:paragraph-count="40" meta:word-count="241" meta:character-count="1346" meta:non-whitespace-character-count="1176"/>
  </office:meta>
</office:document-meta>
</file>